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language="en" fo:country="IN" style:font-size-asian="14pt" style:font-size-complex="14pt"/>
    </style:style>
    <style:style style:name="P4" style:family="paragraph" style:parent-style-name="Standard" style:list-style-name="WWNum3">
      <style:text-properties fo:font-size="14pt" fo:language="en" fo:country="IN" style:font-size-asian="14pt" style:font-size-complex="14pt"/>
    </style:style>
    <style:style style:name="P5" style:family="paragraph" style:parent-style-name="Standard" style:list-style-name="WWNum4">
      <style:text-properties fo:font-size="14pt" fo:language="en" fo:country="IN" style:font-size-asian="14pt" style:font-size-complex="14pt"/>
    </style:style>
    <style:style style:name="P6" style:family="paragraph" style:parent-style-name="Standard" style:list-style-name="WWNum5">
      <style:text-properties fo:font-size="14pt" fo:language="en" fo:country="IN" style:font-size-asian="14pt" style:font-size-complex="14pt"/>
    </style:style>
    <style:style style:name="P7" style:family="paragraph" style:parent-style-name="Standard" style:list-style-name="WWNum2">
      <style:text-properties fo:font-size="14pt" fo:language="en" fo:country="IN" officeooo:rsid="000ad0ee" officeooo:paragraph-rsid="000ad0ee" style:font-size-asian="14pt" style:font-size-complex="14pt"/>
    </style:style>
    <style:style style:name="P8" style:family="paragraph" style:parent-style-name="Standard" style:list-style-name="WWNum3">
      <style:text-properties fo:font-size="14pt" fo:language="en" fo:country="IN" officeooo:rsid="000ad0ee" officeooo:paragraph-rsid="000ad0ee" style:font-size-asian="14pt" style:font-size-complex="14pt"/>
    </style:style>
    <style:style style:name="P9" style:family="paragraph" style:parent-style-name="Standard" style:list-style-name="WWNum3">
      <style:text-properties fo:font-size="14pt" fo:language="en" fo:country="IN" officeooo:rsid="000c77d4" officeooo:paragraph-rsid="000c77d4" style:font-size-asian="14pt" style:font-size-complex="14pt"/>
    </style:style>
    <style:style style:name="P10" style:family="paragraph" style:parent-style-name="Standard" style:list-style-name="WWNum3">
      <style:text-properties fo:font-size="14pt" fo:language="en" fo:country="IN" officeooo:rsid="000d5605" officeooo:paragraph-rsid="000d5605" style:font-size-asian="14pt" style:font-size-complex="14pt"/>
    </style:style>
    <style:style style:name="P11" style:family="paragraph" style:parent-style-name="Standard" style:list-style-name="WWNum4">
      <style:text-properties fo:font-size="14pt" fo:language="en" fo:country="IN" officeooo:rsid="000eef4f" officeooo:paragraph-rsid="000eef4f" style:font-size-asian="14pt" style:font-size-complex="14pt"/>
    </style:style>
    <style:style style:name="P12" style:family="paragraph" style:parent-style-name="Standard" style:list-style-name="WWNum5">
      <style:text-properties fo:font-size="14pt" fo:language="en" fo:country="IN" officeooo:rsid="000eef4f" officeooo:paragraph-rsid="000eef4f" style:font-size-asian="14pt" style:font-size-complex="14pt"/>
    </style:style>
    <style:style style:name="P13" style:family="paragraph" style:parent-style-name="Standard">
      <style:text-properties fo:background-color="#ffff00"/>
    </style:style>
    <style:style style:name="P14" style:family="paragraph" style:parent-style-name="Standard">
      <style:text-properties officeooo:rsid="00102400" officeooo:paragraph-rsid="00102400"/>
    </style:style>
    <style:style style:name="P15" style:family="paragraph" style:parent-style-name="Standard">
      <style:text-properties officeooo:rsid="0011a6ec" officeooo:paragraph-rsid="0011a6ec"/>
    </style:style>
    <style:style style:name="P16" style:family="paragraph" style:parent-style-name="List_20_Paragraph" style:list-style-name="WWNum1">
      <style:text-properties fo:font-size="14pt" fo:language="en" fo:country="IN" style:font-size-asian="14pt" style:font-size-complex="14pt"/>
    </style:style>
    <style:style style:name="P17" style:family="paragraph" style:parent-style-name="List_20_Paragraph" style:list-style-name="WWNum1">
      <style:text-properties fo:font-size="14pt" fo:language="en" fo:country="IN" officeooo:paragraph-rsid="00098f21" style:font-size-asian="14pt" style:font-size-complex="14pt"/>
    </style:style>
    <style:style style:name="P18" style:family="paragraph" style:parent-style-name="List_20_Paragraph">
      <style:text-properties fo:font-size="14pt" fo:language="en" fo:country="IN" officeooo:rsid="00093d68" officeooo:paragraph-rsid="00093d68" style:font-size-asian="14pt" style:font-size-complex="14pt"/>
    </style:style>
    <style:style style:name="P19" style:family="paragraph" style:parent-style-name="List_20_Paragraph">
      <style:text-properties fo:font-size="14pt" fo:language="en" fo:country="IN" officeooo:rsid="00098f21" officeooo:paragraph-rsid="00098f21" style:font-size-asian="14pt" style:font-size-complex="14pt"/>
    </style:style>
    <style:style style:name="P20" style:family="paragraph" style:parent-style-name="List_20_Paragraph">
      <style:text-properties fo:font-size="14pt" fo:language="en" fo:country="IN" officeooo:rsid="000ad0ee" officeooo:paragraph-rsid="000ad0ee" style:font-size-asian="14pt" style:font-size-complex="14pt"/>
    </style:style>
    <style:style style:name="P21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98f21"/>
    </style:style>
    <style:style style:name="P22" style:family="paragraph" style:parent-style-name="List_20_Paragraph" style:list-style-name="WWNum1">
      <style:paragraph-properties fo:margin-left="0cm" fo:margin-right="0cm" fo:text-indent="0cm" style:auto-text-indent="false"/>
      <style:text-properties fo:font-size="14pt" fo:language="en" fo:country="IN" officeooo:paragraph-rsid="00098f21" style:font-size-asian="14pt" style:font-size-complex="14pt"/>
    </style:style>
    <style:style style:name="T1" style:family="text">
      <style:text-properties fo:font-size="14pt" fo:language="en" fo:country="IN" style:font-size-asian="14pt" style:font-size-complex="14pt"/>
    </style:style>
    <style:style style:name="T2" style:family="text">
      <style:text-properties fo:font-size="14pt" fo:language="en" fo:country="IN" officeooo:rsid="00098f21" style:font-size-asian="14pt" style:font-size-complex="14pt"/>
    </style:style>
    <style:style style:name="T3" style:family="text">
      <style:text-properties officeooo:rsid="000ad0ee"/>
    </style:style>
    <style:style style:name="T4" style:family="text">
      <style:text-properties officeooo:rsid="00102400"/>
    </style:style>
    <style:style style:name="T5" style:family="text">
      <style:text-properties officeooo:rsid="0011a6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SHEET – 2</text:p>
      <text:p text:style-name="P2">IDEA EVALUATION WORKSHEET- <text:s/>Based on 5q by Prof.EdRubaesch</text:p>
      <text:p text:style-name="P3">Q1. WHAT’S THE PROBLEM ?</text:p>
      <text:list xml:id="list3656932435" text:style-name="WWNum1">
        <text:list-item>
          <text:p text:style-name="P16">IS IT REAL</text:p>
        </text:list-item>
      </text:list>
      <text:p text:style-name="P18"><text:s/>As per our market research we found out that most of the security surve<text:span text:style-name="T3">il</text:span>lance existing today is not fruitful.So we assume that the problem is real to the best of our knowledge.</text:p>
      <text:list xml:id="list161533031009865" text:continue-numbering="true" text:style-name="WWNum1">
        <text:list-item>
          <text:p text:style-name="P16">HOW BIG IS THE PROBLEM</text:p>
        </text:list-item>
      </text:list>
      <text:p text:style-name="P18"><text:span text:style-name="T3">In a</text:span>ll the crowded places and the places which require zero transparency,the existing solution is very critical.</text:p>
      <text:p text:style-name="P20">Also the enormous increase in the crime rate, demands high quality surveillance facility.</text:p>
      <text:list xml:id="list161531490227398" text:continue-numbering="true" text:style-name="WWNum1">
        <text:list-item>
          <text:p text:style-name="P16">WHEN DOES IT OCCUR</text:p>
        </text:list-item>
      </text:list>
      <text:p text:style-name="P19">There is no specific time but it occurs mostly at night.</text:p>
      <text:list xml:id="list161532532965073" text:continue-numbering="true" text:style-name="WWNum1">
        <text:list-item>
          <text:p text:style-name="P16">FREQUENCY OF OCCURENCE</text:p>
        </text:list-item>
      </text:list>
      <text:p text:style-name="P19">If the owner doesn’t take necessary precautions it can happen infinite number of times.</text:p>
      <text:list xml:id="list161532652597085" text:continue-numbering="true" text:style-name="WWNum1">
        <text:list-item>
          <text:p text:style-name="P17">CURRENT SOLUTIONS</text:p>
          <text:p text:style-name="P21"><text:span text:style-name="T2"><text:s text:c="8"/>WrnchAI and Openpose are two companies currently working on this problem.</text:span><text:span text:style-name="T1"> </text:span></text:p>
          <text:p text:style-name="P22"/>
        </text:list-item>
      </text:list>
      <text:p text:style-name="P3">Q2. WHO HAS THE PROBLEM-customer identification</text:p>
      <text:list xml:id="list1943899258" text:style-name="WWNum2">
        <text:list-header>
          <text:p text:style-name="P7">General Public- Additional security for their residence.</text:p>
          <text:p text:style-name="P7">Shopkeepers- For their shop surveillance.</text:p>
          <text:p text:style-name="P7">Event Managers- For monitoring big events.</text:p>
          <text:p text:style-name="P7"><text:soft-page-break/>Security Agencies- Army and Military surveillance.</text:p>
        </text:list-header>
      </text:list>
      <text:p text:style-name="P3"><text:s/>Q3. WHAT’S YOUR SOLUTION</text:p>
      <text:list xml:id="list1112509446" text:style-name="WWNum3">
        <text:list-item>
          <text:p text:style-name="P4">WHATS YOUR <text:s/>UNIQUE PROPOSITION</text:p>
          <text:p text:style-name="P8">New functions and features for existing models.</text:p>
          <text:p text:style-name="P8">High customer satisfaction.</text:p>
          <text:p text:style-name="P9">One time investment for timeless merits.</text:p>
        </text:list-item>
        <text:list-item>
          <text:p text:style-name="P4">DO YOU OWN IT- IPR</text:p>
          <text:p text:style-name="P10">No ,not as of yet.</text:p>
        </text:list-item>
      </text:list>
      <text:p text:style-name="P3">Q4. WHO IS COMPETITION</text:p>
      <text:list xml:id="list945720087" text:style-name="WWNum4">
        <text:list-item>
          <text:p text:style-name="P5">HOW ARE YOU DIFFERENT </text:p>
          <text:p text:style-name="P11">No wait time.</text:p>
          <text:p text:style-name="P11">High-grade service solutions.</text:p>
        </text:list-item>
        <text:list-item>
          <text:p text:style-name="P5">ARE YOU THE UBER OR YOU UBERED</text:p>
          <text:p text:style-name="P11">We’re the UBER.</text:p>
        </text:list-item>
      </text:list>
      <text:p text:style-name="P3">Q5. <text:s/>HOW IS IT <text:s/>MADE POSSIBLE-</text:p>
      <text:list xml:id="list3181636886" text:style-name="WWNum5">
        <text:list-item>
          <text:p text:style-name="P6">RESOURCES/ TECHNOLOGY/</text:p>
          <text:p text:style-name="P12">Camera/Artificial Intelligence(Deep Learning)</text:p>
        </text:list-item>
        <text:list-item>
          <text:p text:style-name="P6">SOCIAL/ECOLOGICAL FEASABILTY</text:p>
          <text:p text:style-name="P12">We are taking into consideration all the parameters that affect the social and environmental life and are seeing to it that none of it is damaged or destroyed.</text:p>
        </text:list-item>
        <text:list-item>
          <text:p text:style-name="P6">Man,money ,machine,materials.</text:p>
          <text:p text:style-name="P12">Camera cost, set-up cost, marketing and advertisement cost</text:p>
        </text:list-item>
      </text:list>
      <text:p text:style-name="Standard">IDEA EVALUATION- <text:s text:c="2"/>SUMUP</text:p>
      <text:p text:style-name="Standard"><text:soft-page-break/></text:p>
      <text:p text:style-name="Standard"><text:bookmark text:name="_GoBack"/></text:p>
      <text:p text:style-name="P13">CUSTOMERS:</text:p>
      <text:p text:style-name="Standard">MOST UNDERSERVED SEGMENT</text:p>
      <text:p text:style-name="P15">The General Public.</text:p>
      <text:p text:style-name="Standard">SIZE</text:p>
      <text:p text:style-name="P15">Directly depends on the crime rate.</text:p>
      <text:p text:style-name="Standard">TARGET</text:p>
      <text:p text:style-name="Standard"/>
      <text:p text:style-name="Standard"/>
      <text:p text:style-name="P13">COMPETITION</text:p>
      <text:p text:style-name="Standard">DIFFERENTIATOR</text:p>
      <text:p text:style-name="P14"><text:s text:c="2"/>Zero wait time.</text:p>
      <text:p text:style-name="P14"><text:s text:c="2"/>High grade solutions.</text:p>
      <text:p text:style-name="Standard">ECONOMIC FEASABILITY</text:p>
      <text:p text:style-name="P14"><text:s text:c="2"/>Only requires a simple camera to be installed hence it is highly cost effective.</text:p>
      <text:p text:style-name="Standard">IP<text:span text:style-name="T4">R</text:span></text:p>
      <text:p text:style-name="P14"><text:s text:c="2"/>Not yet filed.</text:p>
      <text:p text:style-name="Standard">TECHNOLOGY NEEDED</text:p>
      <text:p text:style-name="P14"><text:s text:c="2"/>Deep Learning.</text:p>
      <text:p text:style-name="P13">COMPETENCIES</text:p>
      <text:p text:style-name="Standard">KNOWLEDGE NEEDED</text:p>
      <text:p text:style-name="Standard"><text:s text:c="2"/><text:span text:style-name="T4">Python Programming.</text:span></text:p>
      <text:p text:style-name="Standard">SKILLS NEEDED</text:p>
      <text:p text:style-name="Standard"><text:s text:c="2"/><text:span text:style-name="T5">Patience, perseverance, analytical and creative mind and basic concepts of machine learning.</text:span></text:p>
      <text:p text:style-name="Standard"><text:s text:c="2"/></text:p>
      <text:p text:style-name="Standard">TEAM COHESIVENESS</text:p>
      <text:p text:style-name="Standard"><text:soft-page-break/><text:s text:c="2"/><text:span text:style-name="T4">We are a group of energetic and enthusiastic individuals highly motivated by <text:s text:c="8"/>our team lead.</text:span></text:p>
      <text:p text:style-name="Standard">NETWORK</text:p>
      <text:p text:style-name="Standard"><text:s text:c="2"/><text:span text:style-name="T4">Advertising and word of mou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3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3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3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3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3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3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3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3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3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3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3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3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3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3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3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3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3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3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3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3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3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3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3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3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3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3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3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3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Prepared by Dr.Radhika Meenakshi Shankar for training purposes only.(c) 2018.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hika shankar</meta:initial-creator>
    <meta:editing-cycles>8</meta:editing-cycles>
    <meta:creation-date>2019-05-15T06:59:00</meta:creation-date>
    <dc:date>2019-05-24T16:14:32.927372701</dc:date>
    <meta:editing-duration>PT38M38S</meta:editing-duration>
    <meta:generator>LibreOffice/6.0.7.3$Linux_X86_64 LibreOffice_project/00m0$Build-3</meta:generator>
    <meta:document-statistic meta:table-count="0" meta:image-count="0" meta:object-count="0" meta:page-count="4" meta:paragraph-count="67" meta:word-count="397" meta:character-count="2495" meta:non-whitespace-character-count="21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